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66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50.26pt"/>
    </style:style>
    <style:style style:name="co4" style:family="table-column">
      <style:table-column-properties fo:break-before="auto" style:column-width="87.05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94.25pt"/>
    </style:style>
    <style:style style:name="co7" style:family="table-column">
      <style:table-column-properties fo:break-before="auto" style:column-width="78.0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with LPF)" table:style-name="ta1">
        <table:shapes>
          <draw:frame draw:z-index="0" draw:style-name="gr1" draw:text-style-name="P1" svg:width="453.12pt" svg:height="254.92pt" svg:x="0pt" svg:y="203.75pt">
            <draw:object draw:notify-on-update-of-ranges="'Hermes Lite 2 AFT05MS004 Power Results (with LPF)'.A1:'Hermes Lite 2 AFT05MS004 Power Results (with LPF)'.A1 'Hermes Lite 2 AFT05MS004 Power Results (with LPF)'.A2:'Hermes Lite 2 AFT05MS004 Power Results (with LPF)'.A11 'Hermes Lite 2 AFT05MS004 Power Results (with LPF)'.D1:'Hermes Lite 2 AFT05MS004 Power Results (with LPF)'.D1 'Hermes Lite 2 AFT05MS004 Power Results (with LPF)'.D2:'Hermes Lite 2 AFT05MS004 Power Results (with LPF)'.D11 'Hermes Lite 2 AFT05MS004 Power Results (with LPF)'.F1:'Hermes Lite 2 AFT05MS004 Power Results (with LPF)'.F1 'Hermes Lite 2 AFT05MS004 Power Results (with LPF)'.F2:'Hermes Lite 2 AFT05MS004 Power Results (with LPF)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03pt" svg:height="254.89pt" svg:x="0pt" svg:y="458.73pt">
            <draw:object draw:notify-on-update-of-ranges="'Hermes Lite 2 AFT05MS004 Power Results (with LPF)'.A1:'Hermes Lite 2 AFT05MS004 Power Results (with LPF)'.A1 'Hermes Lite 2 AFT05MS004 Power Results (with LPF)'.A2:'Hermes Lite 2 AFT05MS004 Power Results (with LPF)'.A11 'Hermes Lite 2 AFT05MS004 Power Results (with LPF)'.G1:'Hermes Lite 2 AFT05MS004 Power Results (with LPF)'.G1 'Hermes Lite 2 AFT05MS004 Power Results (with LPF)'.G2:'Hermes Lite 2 AFT05MS004 Power Results (with LPF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7" calcext:value-type="float">
            <text:p>1.7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5048" calcext:value-type="float">
            <text:p>13.5048</text:p>
          </table:table-cell>
          <table:table-cell office:value-type="float" office:value="38.468" calcext:value-type="float">
            <text:p>38.468</text:p>
          </table:table-cell>
          <table:table-cell office:value-type="float" office:value="7.027" calcext:value-type="float">
            <text:p>7.027</text:p>
          </table:table-cell>
          <table:table-cell table:formula="of:=SUM([.F2]/[.D2])" office:value-type="percentage" office:value="0.520333511047924" calcext:value-type="percentage">
            <text:p>52.03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63573" calcext:value-type="float">
            <text:p>12.63573</text:p>
          </table:table-cell>
          <table:table-cell office:value-type="float" office:value="38.033" calcext:value-type="float">
            <text:p>38.033</text:p>
          </table:table-cell>
          <table:table-cell office:value-type="float" office:value="6.357" calcext:value-type="float">
            <text:p>6.357</text:p>
          </table:table-cell>
          <table:table-cell table:formula="of:=SUM([.F3]/[.D3])" office:value-type="percentage" office:value="0.50309716969261" calcext:value-type="percentage">
            <text:p>50.31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68" calcext:value-type="float">
            <text:p>1.68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3.35096" calcext:value-type="float">
            <text:p>13.35096</text:p>
          </table:table-cell>
          <table:table-cell office:value-type="float" office:value="38.56" calcext:value-type="float">
            <text:p>38.56</text:p>
          </table:table-cell>
          <table:table-cell office:value-type="float" office:value="7.177" calcext:value-type="float">
            <text:p>7.177</text:p>
          </table:table-cell>
          <table:table-cell table:formula="of:=SUM([.F4]/[.D4])" office:value-type="percentage" office:value="0.537564339942596" calcext:value-type="percentage">
            <text:p>53.76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51" calcext:value-type="float">
            <text:p>1.51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00299" calcext:value-type="float">
            <text:p>12.00299</text:p>
          </table:table-cell>
          <table:table-cell office:value-type="float" office:value="37.639" calcext:value-type="float">
            <text:p>37.639</text:p>
          </table:table-cell>
          <table:table-cell office:value-type="float" office:value="7.079" calcext:value-type="float">
            <text:p>7.079</text:p>
          </table:table-cell>
          <table:table-cell table:formula="of:=SUM([.F5]/[.D5])" office:value-type="percentage" office:value="0.589769715712502" calcext:value-type="percentage">
            <text:p>58.98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79" calcext:value-type="float">
            <text:p>1.79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4.23587" calcext:value-type="float">
            <text:p>14.23587</text:p>
          </table:table-cell>
          <table:table-cell office:value-type="float" office:value="38.716" calcext:value-type="float">
            <text:p>38.716</text:p>
          </table:table-cell>
          <table:table-cell office:value-type="float" office:value="7.44" calcext:value-type="float">
            <text:p>7.44</text:p>
          </table:table-cell>
          <table:table-cell table:formula="of:=SUM([.F6]/[.D6])" office:value-type="percentage" office:value="0.52262348560362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92" calcext:value-type="float">
            <text:p>1.92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5.26784" calcext:value-type="float">
            <text:p>15.26784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7]/[.D7])" office:value-type="percentage" office:value="0.505441503185781" calcext:value-type="percentage">
            <text:p>50.54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8" calcext:value-type="float">
            <text:p>1.8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4.3136" calcext:value-type="float">
            <text:p>14.3136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8]/[.D8])" office:value-type="percentage" office:value="0.539137603398167" calcext:value-type="percentage">
            <text:p>53.91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76" calcext:value-type="float">
            <text:p>1.7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99904" calcext:value-type="float">
            <text:p>13.99904</text:p>
          </table:table-cell>
          <table:table-cell office:value-type="float" office:value="37.665" calcext:value-type="float">
            <text:p>37.665</text:p>
          </table:table-cell>
          <table:table-cell office:value-type="float" office:value="5.841" calcext:value-type="float">
            <text:p>5.841</text:p>
          </table:table-cell>
          <table:table-cell table:formula="of:=SUM([.F9]/[.D9])" office:value-type="percentage" office:value="0.417242896655771" calcext:value-type="percentage">
            <text:p>41.72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43" calcext:value-type="float">
            <text:p>1.43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1.36993" calcext:value-type="float">
            <text:p>11.36993</text:p>
          </table:table-cell>
          <table:table-cell office:value-type="float" office:value="37.091" calcext:value-type="float">
            <text:p>37.091</text:p>
          </table:table-cell>
          <table:table-cell office:value-type="float" office:value="5.117" calcext:value-type="float">
            <text:p>5.117</text:p>
          </table:table-cell>
          <table:table-cell table:formula="of:=SUM([.F10]/[.D10])" office:value-type="percentage" office:value="0.450046746110134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69" calcext:value-type="float">
            <text:p>1.6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3.43381" calcext:value-type="float">
            <text:p>13.43381</text:p>
          </table:table-cell>
          <table:table-cell office:value-type="float" office:value="37.14" calcext:value-type="float">
            <text:p>37.14</text:p>
          </table:table-cell>
          <table:table-cell office:value-type="float" office:value="5.176" calcext:value-type="float">
            <text:p>5.176</text:p>
          </table:table-cell>
          <table:table-cell table:formula="of:=SUM([.F11]/[.D11])" office:value-type="percentage" office:value="0.385296501885913" calcext:value-type="percentage">
            <text:p>38.5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1008pt" style:num-format="" style:print-orientation="portrait" fo:background-color="transparent" style:table-centering="horizontal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3:03:34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3:39:52.386000000</dc:date>
    <meta:editing-duration>PT36M7S</meta:editing-duration>
    <meta:editing-cycles>9</meta:editing-cycles>
    <meta:generator>LibreOffice/6.2.1.2$Windows_X86_64 LibreOffice_project/7bcb35dc3024a62dea0caee87020152d1ee96e71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8.994cm" xlink:href=".." xlink:type="simple" chart:class="chart:line" chart:style-name="ch1">
        <chart:title svg:x="3.756cm" svg:y="0.315cm" chart:style-name="ch2">
          <text:p>ATF05MS004 Power In &amp; Out (lpf bypass)</text:p>
        </chart:title>
        <chart:legend chart:legend-position="top" svg:x="4.901cm" svg:y="1.279cm" style:legend-expansion="wide" chart:style-name="ch3"/>
        <chart:plot-area chart:style-name="ch4" table:cell-range-address="'Hermes Lite 2 AFT05MS004 Power Results (with LPF)'.A1:'Hermes Lite 2 AFT05MS004 Power Results (with LPF)'.A11 'Hermes Lite 2 AFT05MS004 Power Results (with LPF)'.D1:'Hermes Lite 2 AFT05MS004 Power Results (with LPF)'.D11 'Hermes Lite 2 AFT05MS004 Power Results (with LPF)'.F1:'Hermes Lite 2 AFT05MS004 Power Results (with LPF)'.F11" chart:data-source-has-labels="both" svg:x="1.33cm" svg:y="2.056cm" svg:width="14.337cm" svg:height="5.778cm">
          <chartooo:coordinate-region svg:x="1.807cm" svg:y="2.255cm" svg:width="13.332cm" svg:height="4.932cm"/>
          <chart:axis chart:dimension="x" chart:name="primary-x" chart:style-name="ch5" chartooo:axis-type="auto">
            <chartooo:date-scale/>
            <chart:title svg:x="8.057cm" svg:y="8.013cm" chart:style-name="ch6">
              <text:p>Band</text:p>
            </chart:title>
            <chart:categories table:cell-range-address="'Hermes Lite 2 AFT05MS004 Power Results (with LPF)'.A2:'Hermes Lite 2 AFT05MS004 Power Results (with LPF)'.A11"/>
            <chart:grid chart:style-name="ch7" chart:class="major"/>
          </chart:axis>
          <chart:axis chart:dimension="y" chart:name="primary-y" chart:style-name="ch5">
            <chart:title svg:x="0.451cm" svg:y="5.399cm" chart:style-name="ch8">
              <text:p>Watts</text:p>
            </chart:title>
            <chart:grid chart:style-name="ch7" chart:class="major"/>
          </chart:axis>
          <chart:series chart:style-name="ch9" chart:values-cell-range-address="'Hermes Lite 2 AFT05MS004 Power Results (with LPF)'.D2:'Hermes Lite 2 AFT05MS004 Power Results (with LPF)'.D11" chart:label-cell-address="'Hermes Lite 2 AFT05MS004 Power Results (with LPF)'.D1:'Hermes Lite 2 AFT05MS004 Power Results (with LPF)'.D1" chart:class="chart:line">
            <chart:data-point chart:repeated="10"/>
          </chart:series>
          <chart:series chart:style-name="ch10" chart:values-cell-range-address="'Hermes Lite 2 AFT05MS004 Power Results (with LPF)'.F2:'Hermes Lite 2 AFT05MS004 Power Results (with LPF)'.F11" chart:label-cell-address="'Hermes Lite 2 AFT05MS004 Power Results (with LPF)'.F1:'Hermes Lite 2 AFT05MS004 Power Results (with LPF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Input</text:p>
                <draw:g>
                  <svg:desc>'Hermes Lite 2 AFT05MS004 Power Results (with LPF)'.D1:'Hermes Lite 2 AFT05MS004 Power Results (with LPF)'.D1</svg:desc>
                </draw:g>
              </table:table-cell>
              <table:table-cell office:value-type="string">
                <text:p>Power Output</text:p>
                <draw:g>
                  <svg:desc>'Hermes Lite 2 AFT05MS004 Power Results (with LPF)'.F1:'Hermes Lite 2 AFT05MS004 Power Results (with LPF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with LPF)'.A2:'Hermes Lite 2 AFT05MS004 Power Results (with LPF)'.A11</svg:desc>
                </draw:g>
              </table:table-cell>
              <table:table-cell office:value-type="float" office:value="13.5048">
                <text:p>13.5048</text:p>
                <draw:g>
                  <svg:desc>'Hermes Lite 2 AFT05MS004 Power Results (with LPF)'.D2:'Hermes Lite 2 AFT05MS004 Power Results (with LPF)'.D11</svg:desc>
                </draw:g>
              </table:table-cell>
              <table:table-cell office:value-type="float" office:value="7.027">
                <text:p>7.027</text:p>
                <draw:g>
                  <svg:desc>'Hermes Lite 2 AFT05MS004 Power Results (with LPF)'.F2:'Hermes Lite 2 AFT05MS004 Power Results (with LPF)'.F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12.63573">
                <text:p>12.63573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13.35096">
                <text:p>13.35096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12.00299">
                <text:p>12.00299</text:p>
              </table:table-cell>
              <table:table-cell office:value-type="float" office:value="7.079">
                <text:p>7.079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14.23587">
                <text:p>14.23587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5.26784">
                <text:p>15.26784</text:p>
              </table:table-cell>
              <table:table-cell office:value-type="float" office:value="7.717">
                <text:p>7.717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14.3136">
                <text:p>14.3136</text:p>
              </table:table-cell>
              <table:table-cell office:value-type="float" office:value="7.717">
                <text:p>7.717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13.99904">
                <text:p>13.99904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11.36993">
                <text:p>11.36993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13.43381">
                <text:p>13.43381</text:p>
              </table:table-cell>
              <table:table-cell office:value-type="float" office:value="5.176">
                <text:p>5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8.993cm" xlink:href=".." xlink:type="simple" chart:class="chart:line" chart:style-name="ch1">
        <chart:title svg:x="5.544cm" svg:y="0.315cm" chart:style-name="ch2">
          <text:p>ATF05MS004 Efficiency</text:p>
        </chart:title>
        <chart:legend chart:legend-position="top" svg:x="6.674cm" svg:y="1.279cm" style:legend-expansion="wide" chart:style-name="ch3"/>
        <chart:plot-area chart:style-name="ch4" table:cell-range-address="'Hermes Lite 2 AFT05MS004 Power Results (with LPF)'.A1:'Hermes Lite 2 AFT05MS004 Power Results (with LPF)'.A11 'Hermes Lite 2 AFT05MS004 Power Results (with LPF)'.G1:'Hermes Lite 2 AFT05MS004 Power Results (with LPF)'.G11" chart:data-source-has-labels="both" svg:x="1.331cm" svg:y="2.056cm" svg:width="14.367cm" svg:height="5.777cm">
          <chartooo:coordinate-region svg:x="2.746cm" svg:y="2.256cm" svg:width="12.567cm" svg:height="4.93cm"/>
          <chart:axis chart:dimension="x" chart:name="primary-x" chart:style-name="ch5" chartooo:axis-type="auto">
            <chartooo:date-scale/>
            <chart:title svg:x="8.073cm" svg:y="8.012cm" chart:style-name="ch6">
              <text:p>Band</text:p>
            </chart:title>
            <chart:categories table:cell-range-address="'Hermes Lite 2 AFT05MS004 Power Results (with LPF)'.A2:'Hermes Lite 2 AFT05MS004 Power Results (with LPF)'.A11"/>
            <chart:grid chart:style-name="ch7" chart:class="major"/>
          </chart:axis>
          <chart:axis chart:dimension="y" chart:name="primary-y" chart:style-name="ch8">
            <chart:title svg:x="0.451cm" svg:y="5.557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4 Power Results (with LPF)'.G2:'Hermes Lite 2 AFT05MS004 Power Results (with LPF)'.G11" chart:label-cell-address="'Hermes Lite 2 AFT05MS004 Power Results (with LPF)'.G1:'Hermes Lite 2 AFT05MS004 Power Results (with LPF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4 Power Results (with LPF)'.G1:'Hermes Lite 2 AFT05MS004 Power Results (with LPF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with LPF)'.A2:'Hermes Lite 2 AFT05MS004 Power Results (with LPF)'.A11</svg:desc>
                </draw:g>
              </table:table-cell>
              <table:table-cell office:value-type="float" office:value="0.520333511047924">
                <text:p>0.520333511047924</text:p>
                <draw:g>
                  <svg:desc>'Hermes Lite 2 AFT05MS004 Power Results (with LPF)'.G2:'Hermes Lite 2 AFT05MS004 Power Results (with LPF)'.G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0.50309716969261">
                <text:p>0.50309716969261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0.537564339942596">
                <text:p>0.537564339942596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0.589769715712502">
                <text:p>0.589769715712502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0.52262348560362">
                <text:p>0.52262348560362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0.505441503185781">
                <text:p>0.505441503185781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0.539137603398167">
                <text:p>0.539137603398167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0.417242896655771">
                <text:p>0.417242896655771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0.450046746110134">
                <text:p>0.450046746110134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0.385296501885913">
                <text:p>0.385296501885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